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">
            <text:p>2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/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/>
          <table:table-cell table:style-name="ce3" office:value-type="string">
            <text:p>aba</text:p>
          </table:table-cell>
          <table:table-cell table:style-name="ce3"/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/>
          <table:table-cell table:style-name="ce3" office:value-type="string">
            <text:p>baa</text:p>
          </table:table-cell>
          <table:table-cell table:style-name="ce3"/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/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/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/>
          <table:table-cell table:style-name="ce3" office:value-type="string">
            <text:p>cba</text:p>
          </table:table-cell>
          <table:table-cell table:style-name="ce3"/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/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/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29"/>
          <table:table-cell table:number-columns-repeated="5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4">14/07/2008</text:date>, <text:time>22:08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7-14T22:08:49</dc:date>
    <dc:language>pt-BR</dc:language>
    <meta:editing-cycles>143</meta:editing-cycles>
    <meta:editing-duration>P1DT7H32M51S</meta:editing-duration>
    <meta:user-defined meta:name="Info 1"/>
    <meta:user-defined meta:name="Info 2"/>
    <meta:user-defined meta:name="Info 3"/>
    <meta:user-defined meta:name="Info 4"/>
    <meta:document-statistic meta:table-count="4" meta:cell-count="222"/>
  </office:meta>
</office:document-meta>
</file>